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1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9">
            <text:p>9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7" office:value-type="string">
            <text:p>2023-07-31_07-18-50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7" office:value-type="string">
            <text:p>2023-07-31_00-44-07_000.jpg</text:p>
          </table:table-cell>
          <table:table-cell table:style-name="ce26" office:value-type="string">
            <text:p>:m :PHOTO 寝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">
            <text:p>:m :PHOTO 寝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8" office:value-type="string">
            <text:p>2023-07-30_21-05-34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9">
            <text:p>9</text:p>
          </table:table-cell>
          <table:table-cell table:style-name="ce18" office:value-type="string">
            <text:p>2023-07-31_12-59-33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7" office:value-type="string">
            <text:p>2023-07-31_07-21-04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8];CONCATENATE([.C8];&quot; / &quot;;[.E6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3-07-30_18-20-22_000.mp4</text:p>
          </table:table-cell>
          <table:table-cell table:style-name="ce26" office:value-type="string">
            <text:p>:VIDEO / @自室 / 記録 / jap.flute / 演奏、play / R=1 / genre=record,for=mouth-shape:dai-kan~chuu-kan~kan:h-3,file-piece-id=~,session=hour-18,other=~ / follow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VIDEO / @自室 / 記録 / jap.flute / 演奏、play / R=1 / genre=record,for=mouth-shape:dai-kan~chuu-kan~kan:h-3,file-piece-id=~,session=hour-18,other=~ / follow~">
            <text:p>:VIDEO / @自室 / 記録 / jap.flute / 演奏、play / R=1 / genre=record,for=mouth-shape:dai-kan~chuu-kan~kan:h-3,file-piece-id=~,session=hour-18,other=~ / follow~</text:p>
          </table:table-cell>
          <table:table-cell table:style-name="ce10" table:formula="of:=RIGHT([.B7];[.K7])" office:value-type="string" office:string-value="mp4">
            <text:p>mp4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4">
            <text:p>4</text:p>
          </table:table-cell>
          <table:table-cell table:style-name="ce17" office:value-type="string">
            <text:p>2023-07-30_21-05-29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18" office:value-type="string">
            <text:p>2023-07-30_18-45-17_000.mp4</text:p>
          </table:table-cell>
          <table:table-cell table:style-name="ce26" office:value-type="string">
            <text:p>:VIDEO / @自室 / 記録 / jap.flute / 演奏、play / R=2 / genre=melody,for=~,file-piece-id=2023-07-30_18-45-17_000.mp4,memo=~,session=hour-18,recording-id=~,other=~ / follow+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VIDEO / @自室 / 記録 / jap.flute / 演奏、play / R=2 / genre=melody,for=~,file-piece-id=2023-07-30_18-45-17_000.mp4,memo=~,session=hour-18,recording-id=~,other=~ / follow++">
            <text:p>:VIDEO / @自室 / 記録 / jap.flute / 演奏、play / R=2 / genre=melody,for=~,file-piece-id=2023-07-30_18-45-17_000.mp4,memo=~,session=hour-18,recording-id=~,other=~ / follow++</text:p>
          </table:table-cell>
          <table:table-cell table:style-name="ce10" table:formula="of:=RIGHT([.B9];[.K9])" office:value-type="string" office:string-value="mp4">
            <text:p>mp4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7" office:value-type="string">
            <text:p>2023-07-30_18-46-05_000.mp4</text:p>
          </table:table-cell>
          <table:table-cell table:style-name="ce26" office:value-type="string">
            <text:p>:VIDEO / @自室 / 記録 / jap.flute / 演奏、play / R=3 / genre=melody,for=~,file-piece-id=2023-07-30_18-45-17_000.mp4,memo=~,session=hour-18,recording-id=~,other=~ / follow+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VIDEO / @自室 / 記録 / jap.flute / 演奏、play / R=3 / genre=melody,for=~,file-piece-id=2023-07-30_18-45-17_000.mp4,memo=~,session=hour-18,recording-id=~,other=~ / follow++">
            <text:p>:VIDEO / @自室 / 記録 / jap.flute / 演奏、play / R=3 / genre=melody,for=~,file-piece-id=2023-07-30_18-45-17_000.mp4,memo=~,session=hour-18,recording-id=~,other=~ / follow++</text:p>
          </table:table-cell>
          <table:table-cell table:style-name="ce10" table:formula="of:=RIGHT([.B10];[.K10])" office:value-type="string" office:string-value="mp4">
            <text:p>mp4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47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5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47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9">
            <text:p>9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0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31">2023/07/31</text:date>, <text:time>18:01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7-31T18:01:21.05</dc:date>
    <dc:creator>岩淵 謙</dc:creator>
    <meta:editing-duration>P57DT23H3M12S</meta:editing-duration>
    <meta:editing-cycles>19314</meta:editing-cycles>
    <meta:document-statistic meta:table-count="2" meta:cell-count="919" meta:object-count="0"/>
    <meta:user-defined meta:name="qrichtext">1</meta:user-defined>
  </office:meta>
</office:document-meta>
</file>